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0e06" officeooo:paragraph-rsid="000f0e06"/>
    </style:style>
    <style:style style:name="P2" style:family="paragraph" style:parent-style-name="Standard">
      <style:text-properties officeooo:rsid="00109db2" officeooo:paragraph-rsid="00109db2"/>
    </style:style>
    <style:style style:name="P3" style:family="paragraph" style:parent-style-name="Standard">
      <style:text-properties officeooo:rsid="00145270" officeooo:paragraph-rsid="00145270"/>
    </style:style>
    <style:style style:name="P4" style:family="paragraph" style:parent-style-name="Standard">
      <style:text-properties officeooo:rsid="0012647b" officeooo:paragraph-rsid="0012647b"/>
    </style:style>
    <style:style style:name="T1" style:family="text">
      <style:text-properties officeooo:rsid="0012fd58"/>
    </style:style>
    <style:style style:name="T2" style:family="text">
      <style:text-properties officeooo:rsid="001518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</text:span>ero</text:p>
      <text:p text:style-name="P1"/>
      <text:p text:style-name="P1">Jim</text:p>
      <text:p text:style-name="P1"/>
      <text:p text:style-name="P2">l</text:p>
      <text:p text:style-name="P2"/>
      <text:p text:style-name="P3"><text:span text:style-name="T2">Y</text:span>es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4-12-05T13:26:26.392000000</dc:date>
    <meta:editing-duration>PT2M7S</meta:editing-duration>
    <meta:editing-cycles>5</meta:editing-cycles>
    <meta:document-statistic meta:table-count="0" meta:image-count="0" meta:object-count="0" meta:page-count="1" meta:paragraph-count="4" meta:word-count="4" meta:character-count="11" meta:non-whitespace-character-count="11"/>
  </office:meta>
</office:document-meta>
</file>